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factoring</text:p>
          </draw:text-box>
        </draw:frame>
        <draw:frame presentation:style-name="pr2" draw:text-style-name="P1" draw:layer="layout" svg:width="25.199cm" svg:height="16.459cm" svg:x="1.4cm" svg:y="3.614cm" presentation:class="subtitle" presentation:user-transformed="true">
          <draw:text-box>
            <text:p text:style-name="P1"><text:span text:style-name="T1">Refactoring is a </text:span><text:span text:style-name="T2">disciplined </text:span><text:span text:style-name="T1">technique for restructuring an existing body of code, altering its </text:span><text:span text:style-name="T2">internal structure</text:span><text:span text:style-name="T1"> without changing its </text:span><text:span text:style-name="T2">external</text:span><text:span text:style-name="T1"> </text:span><text:span text:style-name="T2">behaviour</text:span><text:span text:style-name="T1">. </text:span></text:p>
            <text:p text:style-name="P1"><text:span text:style-name="T1"/></text:p>
            <text:p text:style-name="P1"><text:span text:style-name="T1">Its heart is a series of </text:span><text:span text:style-name="T2">small</text:span><text:span text:style-name="T1"> behaviour preserving transformations. </text:span></text:p>
            <text:p text:style-name="P1"><text:span text:style-name="T1"/></text:p>
            <text:p text:style-name="P1"><text:span text:style-name="T1">Each transformation (called a 'refactoring') does little, but a </text:span><text:span text:style-name="T2">sequence</text:span><text:span text:style-name="T1"> of transformations can produce a significant restructuring."</text:span></text:p>
            <text:p text:style-name="P1"><text:span text:style-name="T1"/></text:p>
            <text:p text:style-name="P1"><text:span text:style-name="T1">~ Martin Fowler http://www.refactoring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 …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e a problem</text:p>
              </text:list-item>
              <text:list-item>
                <text:p>Make a small change to improve the code</text:p>
              </text:list-item>
              <text:list-item>
                <text:p>Run the tests</text:p>
              </text:list-item>
              <text:list-item>
                <text:p>Repeat small changes and tests until the problem is gone</text:p>
              </text:list-item>
              <text:list-item>
                <text:p>Check-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de Smel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Code smells are the metaphor used to describe how problems with the design show up in code</text:p>
                <text:list>
                  <text:list-item>
                    <text:p>All can be explained in terms of <text:span text:style-name="T3">encapsulation, coupling, cohesion </text:span><text:span text:style-name="T4">or</text:span><text:span text:style-name="T3"> comprehension</text:span></text:p>
                  </text:list-item>
                </text:list>
                <text:p/>
                <text:p>See "the book" for a list of the smells and suggestions for which refactoring(s) could be used to fix the underlying problem.</text:p>
                <text:p/>
                <text:p><text:span text:style-name="T5">http://www.amazon.co.uk/Refactoring-Improving-Design-Existing-Technology/dp/020148567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on Smel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uplicated Code (p.76)</text:p>
              </text:list-item>
              <text:list-item>
                <text:p>Long Method (p.76)</text:p>
              </text:list-item>
              <text:list-item>
                <text:p>Large Class (p.78)</text:p>
              </text:list-item>
              <text:list-item>
                <text:p>Feature Envy (p.80)</text:p>
              </text:list-item>
              <text:list-item>
                <text:p>Switch Statements (p.82)</text:p>
              </text:list-item>
              <text:list-item>
                <text:p>Speculative Generality (p.83)</text:p>
              </text:list-item>
              <text:list-item>
                <text:p>Data Class (p.86)</text:p>
              </text:list-item>
              <text:list-item>
                <text:p>Comments (p.87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tract Metho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 text:style-name="P2">Remove duplication and make code more descriptive</text:p>
                <text:p text:style-name="P2"/>
              </text:list-header>
              <text:list-item>
                <text:p>Closely related to Extract Class and Introduce Explaining Variable</text:p>
                <text:list>
                  <text:list-item>
                    <text:p>Pull out the things that change between the duplicated blocks: usually values to local variables</text:p>
                  </text:list-item>
                  <text:list-item>
                    <text:p>Highlight one of the duplicated blocks and use the IDE refactoring to extract method</text:p>
                    <text:list>
                      <text:list-item>
                        <text:p>Give it a meaningful name, similarly for the method parameter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Introduce Explaining Variable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 text:style-name="P2">Remove duplication and make code more descriptive</text:p>
                <text:p text:style-name="P2"/>
              </text:list-header>
              <text:list-item>
                <text:p>Identify the expression that needs some explanation</text:p>
                <text:list>
                  <text:list-item>
                    <text:p>Highlight the expression and use the IDE refactoring to replace all occurrences</text:p>
                    <text:list>
                      <text:list-item>
                        <text:p>Choose a meaningful n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y </meta:initial-creator>
    <meta:creation-date>2011-06-20T21:51:29</meta:creation-date>
    <meta:editing-duration>PT20M19S</meta:editing-duration>
    <meta:editing-cycles>11</meta:editing-cycles>
    <dc:date>2011-06-20T22:11:33</dc:date>
    <dc:creator>tony </dc:creator>
    <meta:generator>LibreOffice/3.3$Unix LibreOffice_project/330m19$Build-202</meta:generator>
    <meta:document-statistic meta:object-count="45"/>
  </office:meta>
</office:document-meta>
</file>